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cdfc" officeooo:paragraph-rsid="0018cdfc" style:font-weight-asian="bold" style:font-weight-complex="bold"/>
    </style:style>
    <style:style style:name="P2" style:family="paragraph" style:parent-style-name="Standard">
      <style:text-properties fo:font-weight="bold" officeooo:rsid="00192d94" officeooo:paragraph-rsid="00192d94" style:font-weight-asian="bold" style:font-weight-complex="bold"/>
    </style:style>
    <style:style style:name="P3" style:family="paragraph" style:parent-style-name="Standard">
      <style:text-properties fo:font-weight="bold" officeooo:rsid="001a5f72" officeooo:paragraph-rsid="001a5f72" style:font-weight-asian="bold" style:font-weight-complex="bold"/>
    </style:style>
    <style:style style:name="P4" style:family="paragraph" style:parent-style-name="Standard">
      <style:text-properties fo:font-weight="bold" officeooo:rsid="001b20ef" officeooo:paragraph-rsid="001b20ef" style:font-weight-asian="bold" style:font-weight-complex="bold"/>
    </style:style>
    <style:style style:name="P5" style:family="paragraph" style:parent-style-name="Standard">
      <style:text-properties fo:font-weight="bold" officeooo:rsid="001be39d" officeooo:paragraph-rsid="001be39d" style:font-weight-asian="bold" style:font-weight-complex="bold"/>
    </style:style>
    <style:style style:name="P6" style:family="paragraph" style:parent-style-name="Standard">
      <style:text-properties fo:font-weight="bold" officeooo:rsid="001e8f47" officeooo:paragraph-rsid="001e8f47" style:font-weight-asian="bold" style:font-weight-complex="bold"/>
    </style:style>
    <style:style style:name="P7" style:family="paragraph" style:parent-style-name="Standard">
      <style:text-properties fo:font-weight="bold" officeooo:rsid="001eb36f" officeooo:paragraph-rsid="001eb36f" style:font-weight-asian="bold" style:font-weight-complex="bold"/>
    </style:style>
    <style:style style:name="P8" style:family="paragraph" style:parent-style-name="Standard">
      <style:text-properties fo:font-weight="bold" officeooo:rsid="001ef6fb" officeooo:paragraph-rsid="001ef6fb" style:font-weight-asian="bold" style:font-weight-complex="bold"/>
    </style:style>
    <style:style style:name="P9" style:family="paragraph" style:parent-style-name="Standard">
      <style:text-properties fo:font-weight="bold" officeooo:rsid="001f33ec" officeooo:paragraph-rsid="001f33ec" style:font-weight-asian="bold" style:font-weight-complex="bold"/>
    </style:style>
    <style:style style:name="P10" style:family="paragraph" style:parent-style-name="Standard">
      <style:text-properties fo:font-weight="bold" officeooo:rsid="0021275f" officeooo:paragraph-rsid="0021275f" style:font-weight-asian="bold" style:font-weight-complex="bold"/>
    </style:style>
    <style:style style:name="P11" style:family="paragraph" style:parent-style-name="Standard">
      <style:text-properties fo:font-weight="normal" officeooo:rsid="0018cdfc" officeooo:paragraph-rsid="0018cdfc" style:font-weight-asian="normal" style:font-weight-complex="normal"/>
    </style:style>
    <style:style style:name="P12" style:family="paragraph" style:parent-style-name="Standard">
      <style:text-properties fo:font-weight="normal" officeooo:rsid="001a5f72" officeooo:paragraph-rsid="001a5f72" style:font-weight-asian="normal" style:font-weight-complex="normal"/>
    </style:style>
    <style:style style:name="P13" style:family="paragraph" style:parent-style-name="Standard">
      <style:text-properties fo:font-weight="normal" officeooo:rsid="001b20ef" officeooo:paragraph-rsid="001b20ef" style:font-weight-asian="normal" style:font-weight-complex="normal"/>
    </style:style>
    <style:style style:name="P14" style:family="paragraph" style:parent-style-name="Standard">
      <style:text-properties fo:font-weight="normal" officeooo:rsid="001be39d" officeooo:paragraph-rsid="001be39d" style:font-weight-asian="normal" style:font-weight-complex="normal"/>
    </style:style>
    <style:style style:name="P15" style:family="paragraph" style:parent-style-name="Standard">
      <style:text-properties fo:font-weight="normal" officeooo:rsid="001e8f47" officeooo:paragraph-rsid="001e8f47" style:font-weight-asian="normal" style:font-weight-complex="normal"/>
    </style:style>
    <style:style style:name="P16" style:family="paragraph" style:parent-style-name="Standard">
      <style:text-properties fo:font-weight="normal" officeooo:rsid="001eb36f" officeooo:paragraph-rsid="001eb36f" style:font-weight-asian="normal" style:font-weight-complex="normal"/>
    </style:style>
    <style:style style:name="P17" style:family="paragraph" style:parent-style-name="Standard">
      <style:text-properties fo:font-weight="normal" officeooo:rsid="001ef6fb" officeooo:paragraph-rsid="001ef6fb" style:font-weight-asian="normal" style:font-weight-complex="normal"/>
    </style:style>
    <style:style style:name="P18" style:family="paragraph" style:parent-style-name="Standard">
      <style:text-properties fo:font-weight="normal" officeooo:rsid="001f33ec" officeooo:paragraph-rsid="001f33ec" style:font-weight-asian="normal" style:font-weight-complex="normal"/>
    </style:style>
    <style:style style:name="P19" style:family="paragraph" style:parent-style-name="Standard">
      <style:text-properties fo:font-weight="normal" officeooo:rsid="0021275f" officeooo:paragraph-rsid="0021275f" style:font-weight-asian="normal" style:font-weight-complex="normal"/>
    </style:style>
    <style:style style:name="P20" style:family="paragraph" style:parent-style-name="Standard">
      <style:text-properties officeooo:rsid="0018cdfc" officeooo:paragraph-rsid="0018cdfc"/>
    </style:style>
    <style:style style:name="P2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8cdfc" officeooo:paragraph-rsid="0018cdfc" style:font-size-asian="24pt" style:font-size-complex="24pt"/>
    </style:style>
    <style:style style:name="P22" style:family="paragraph" style:parent-style-name="Standard">
      <style:paragraph-properties fo:text-align="start" style:justify-single-word="false"/>
      <style:text-properties fo:font-size="24pt" officeooo:rsid="001d0625" officeooo:paragraph-rsid="001d0625" style:font-size-asian="24pt" style:font-size-complex="24pt"/>
    </style:style>
    <style:style style:name="P23" style:family="paragraph" style:parent-style-name="Standard">
      <style:paragraph-properties fo:text-align="center" style:justify-single-word="false"/>
      <style:text-properties fo:font-size="24pt" officeooo:rsid="001d0625" officeooo:paragraph-rsid="0018cdfc" style:font-size-asian="24pt" style:font-size-complex="24pt"/>
    </style:style>
    <style:style style:name="P24" style:family="paragraph" style:parent-style-name="Standard">
      <style:text-properties fo:font-size="24pt" fo:font-weight="bold" officeooo:rsid="001d31d2" officeooo:paragraph-rsid="001d31d2" style:font-size-asian="21pt" style:font-weight-asian="bold" style:font-size-complex="24pt" style:font-weight-complex="bold"/>
    </style:style>
    <style:style style:name="P25" style:family="paragraph" style:parent-style-name="Standard">
      <style:paragraph-properties fo:break-before="page"/>
      <style:text-properties fo:font-weight="bold" officeooo:rsid="001b20ef" officeooo:paragraph-rsid="001b20ef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1f33ec" officeooo:paragraph-rsid="001f33e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5f72" style:font-weight-asian="bold" style:font-weight-complex="bold"/>
    </style:style>
    <style:style style:name="T3" style:family="text">
      <style:text-properties fo:font-weight="bold" officeooo:rsid="001eb36f" style:font-weight-asian="bold" style:font-weight-complex="bold"/>
    </style:style>
    <style:style style:name="T4" style:family="text">
      <style:text-properties fo:font-weight="bold" officeooo:rsid="001ef6fb" style:font-weight-asian="bold" style:font-weight-complex="bold"/>
    </style:style>
    <style:style style:name="T5" style:family="text">
      <style:text-properties officeooo:rsid="00192d94"/>
    </style:style>
    <style:style style:name="T6" style:family="text">
      <style:text-properties officeooo:rsid="001b20ef"/>
    </style:style>
    <style:style style:name="T7" style:family="text">
      <style:text-properties officeooo:rsid="001be39d"/>
    </style:style>
    <style:style style:name="T8" style:family="text">
      <style:text-properties officeooo:rsid="001eb36f"/>
    </style:style>
    <style:style style:name="T9" style:family="text">
      <style:text-properties officeooo:rsid="001ef6fb"/>
    </style:style>
    <style:style style:name="T10" style:family="text">
      <style:text-properties officeooo:rsid="001f33ec"/>
    </style:style>
    <style:style style:name="T11" style:family="text">
      <style:text-properties officeooo:rsid="002127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MANDOS NUEVOS</text:p>
      <text:p text:style-name="P23"/>
      <text:p text:style-name="P22">Administración de grupos y usuarios.</text:p>
      <text:p text:style-name="P20"/>
      <text:p text:style-name="P1"><text:span text:style-name="T6">1. </text:span>MKFS</text:p>
      <text:p text:style-name="P20">Le da formato a una partición, por defecto EXT3, además creara un archivo users.txt en la raiz el cual tiene los usuarios y contraseñas.</text:p>
      <text:p text:style-name="P1"/>
      <text:p text:style-name="P1">Parámetros:</text:p>
      <text:p text:style-name="P11">-id: Indicará el id con el que se generó la partición en MOUNT </text:p>
      <text:p text:style-name="P11">-type: <text:span text:style-name="T5">Indica el tipo de formateo, si es full o fast, por defecto debe de ser full. </text:span><text:span text:style-name="T2">opcional</text:span></text:p>
      <text:p text:style-name="P20"/>
      <text:p text:style-name="P2">ADMINISTRACIÓN DE Usuarios y grupos</text:p>
      <text:p text:style-name="P12">Un archivo para usuarios y otro para grupos en raiz.</text:p>
      <text:p text:style-name="P12"/>
      <text:p text:style-name="P12">Grupos: <text:s/>GID, Tipo , Grupo</text:p>
      <text:p text:style-name="P12">Usuarios: UID, Tipo, Grupo, Usuario y contraseñas</text:p>
      <text:p text:style-name="P12"/>
      <text:p text:style-name="P12">Por defecto existe el usuario root y el grupo root y contraseña 123.</text:p>
      <text:p text:style-name="P12"/>
      <text:p text:style-name="P3"><text:span text:style-name="T6">2. </text:span>LOGIN</text:p>
      <text:p text:style-name="P12">Comando para iniciar sesión en el sistema, si no se ha hecho logout no debe dar error.</text:p>
      <text:p text:style-name="P12"/>
      <text:p text:style-name="P3">Parámetros:</text:p>
      <text:p text:style-name="P12">-usr: indica el nombre de usuario, si no existe indica que este no existe.</text:p>
      <text:p text:style-name="P12">-pwd: indica contraseña, si no es correcta mostrar error de autenticación.</text:p>
      <text:p text:style-name="P12">-id: <text:span text:style-name="T6">indica el id de la partición montada sobre la cual se va a iniciar sesión, todas las acciones se realizan sobre esta partición.</text:span></text:p>
      <text:p text:style-name="P12"/>
      <text:p text:style-name="P4">3. LOGOUT</text:p>
      <text:p text:style-name="P13">Cierra sesión, debe de haber una sesión activa, si no muestra error.</text:p>
      <text:p text:style-name="P13"/>
      <text:p text:style-name="P4">4. MKGRP</text:p>
      <text:p text:style-name="P13">Crea un grupo y lo guarda en users.txt de la partición, solo lo puede usar el usuario root si es otro mostrar error, si ya existe mostrar error.</text:p>
      <text:p text:style-name="P13"/>
      <text:p text:style-name="P4">Parámetros:</text:p>
      <text:p text:style-name="P13">- name: Indica el nombre que tendrá el grupo.</text:p>
      <text:p text:style-name="P13"/>
      <text:p text:style-name="P4">5. RMGRP</text:p>
      <text:p text:style-name="P13">Quita un grupo de la partición, solo para el root.</text:p>
      <text:p text:style-name="P13"/>
      <text:p text:style-name="P4">Parámetros:</text:p>
      <text:p text:style-name="P13">-name: nombre del grupo a eliminar, si no existe mostrar error.</text:p>
      <text:p text:style-name="P13"/>
      <text:p text:style-name="P4"/>
      <text:p text:style-name="P25">6. MKUSR</text:p>
      <text:p text:style-name="P13">Crea un usuario en la partición, si no es el root entonces error.</text:p>
      <text:p text:style-name="P13"/>
      <text:p text:style-name="P4">Parámetros:</text:p>
      <text:p text:style-name="P13">-usr: Indica nombre de usuario, si existe mostrar error, máximo 10 caracteres.</text:p>
      <text:p text:style-name="P13">-pwd: contraseña del usuario, máximo 10 caracteres.</text:p>
      <text:p text:style-name="P13">-grp: indica el grupo al que pertenece el usuario, si no <text:span text:style-name="T7">existe el grupo mostrar error, 10char.</text:span></text:p>
      <text:p text:style-name="P13"/>
      <text:p text:style-name="P5">7. RMUSR</text:p>
      <text:p text:style-name="P14">Elimina un usuario, solo puede el root.</text:p>
      <text:p text:style-name="P14"/>
      <text:p text:style-name="P5">Parámetros:</text:p>
      <text:p text:style-name="P14">-usr: Indica el nombre de usuario de la partición, si no error.</text:p>
      <text:p text:style-name="P14"/>
      <text:p text:style-name="P24">Administración de carpetas de archivos y permisos</text:p>
      <text:p text:style-name="P24"/>
      <text:p text:style-name="P6">8. CHMOD</text:p>
      <text:p text:style-name="P15">Cambia los permisos de lectura y escritura de archivos o carpetas, el root sobre todo y de allí los usuarios solo en los que son propietarios.</text:p>
      <text:p text:style-name="P15"/>
      <text:p text:style-name="P6">Parámetros:</text:p>
      <text:p text:style-name="P15">-path: ruta en la que se encuentra el archivo o carpeta en donde se cambiaran permisos.</text:p>
      <text:p text:style-name="P15">-ugo: <text:span text:style-name="T8">indica los permisos que tendrán los usuarios</text:span></text:p>
      <text:p text:style-name="P15">-<text:span text:style-name="T8">r: indica que el cambio será recursivo en todas las carpetas dentro de la ruta en las que sea propietario el usuario actual. </text:span><text:span text:style-name="T3">Opcional</text:span></text:p>
      <text:p text:style-name="P15"><text:span text:style-name="T3"/></text:p>
      <text:p text:style-name="P16"><text:span text:style-name="T1">9. MKFILE</text:span></text:p>
      <text:p text:style-name="P16">Crea un archivo si el usuario es propietario de la carpeta padre.</text:p>
      <text:p text:style-name="P16"/>
      <text:p text:style-name="P7">Parámetros:</text:p>
      <text:p text:style-name="P16">-path: ruta del archivo que se creara, debe sobreescribir el archivo, si no existen las carpetas mostrar error.</text:p>
      <text:p text:style-name="P16">-p: si no existe la carpeta en donde se va a crear, se crea, si ya existe y se usa este parametro es error.<text:span text:style-name="T4">Opcional</text:span></text:p>
      <text:p text:style-name="P16">-size: <text:span text:style-name="T9">tamaño en bytes del archivo. </text:span><text:span text:style-name="T4">Opcional</text:span></text:p>
      <text:p text:style-name="P16">-<text:span text:style-name="T9">cont: sirve para cargar contenido en un archivo. </text:span><text:span text:style-name="T4">Opcional, si viene size no lo tomamos en cuenta.</text:span></text:p>
      <text:p text:style-name="P16"><text:span text:style-name="T4"/></text:p>
      <text:p text:style-name="P8">10. CAT</text:p>
      <text:p text:style-name="P17">Muestra el contenido de la carpeta si se tiene permisos de lectura.</text:p>
      <text:p text:style-name="P17"/>
      <text:p text:style-name="P8">Parámetros:</text:p>
      <text:p text:style-name="P17">-file: <text:span text:style-name="T10">contiene la ruta del archivo que está en nuestro sistema de archivos.</text:span></text:p>
      <text:p text:style-name="P9"/>
      <text:p text:style-name="P26">11.REM</text:p>
      <text:p text:style-name="P18">Elimina un archivo o carpeta si se tiene permisos de escritura, borra lo de adentro media vez tenga permisos de usuario.</text:p>
      <text:p text:style-name="P18"/>
      <text:p text:style-name="P9">Parámetros:</text:p>
      <text:p text:style-name="P18">-path: indica la ruta del archivo que se eliminará.</text:p>
      <text:p text:style-name="P18"/>
      <text:p text:style-name="P9">12. EDIT</text:p>
      <text:p text:style-name="P18">Permite editar el contenido de un archivo asignandole a este el desea, debe tener permisos.</text:p>
      <text:p text:style-name="P18"/>
      <text:p text:style-name="P9">Parámetros:</text:p>
      <text:p text:style-name="P18">-path: ruta del archivo que se modificará.</text:p>
      <text:p text:style-name="P18">-cont: contenido que será asignado.</text:p>
      <text:p text:style-name="P18"/>
      <text:p text:style-name="P9">13. REN</text:p>
      <text:p text:style-name="P18">Cambiar de nombre a un archivo o carpeta si se tiene permisos.</text:p>
      <text:p text:style-name="P14"/>
      <text:p text:style-name="P9">Parámetros:</text:p>
      <text:p text:style-name="P18">-path: <text:span text:style-name="T11">carpeta a la que se cambiará el nombre</text:span></text:p>
      <text:p text:style-name="P18">-<text:span text:style-name="T11">name: indica el nombre nuevo del archivo, si no se pierde.</text:span></text:p>
      <text:p text:style-name="P19"/>
      <text:p text:style-name="P10">14.MKDIR</text:p>
      <text:p text:style-name="P19">Crea carpetas, solo con permisos.</text:p>
      <text:p text:style-name="P19">-path: ruta de la carpeta que se creara.</text:p>
      <text:p text:style-name="P19">-p:crea las carpetas padres del path si no existen.</text:p>
      <text:p text:style-name="P19"/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9:48:55.088645773</meta:creation-date>
    <dc:date>2020-06-12T00:41:19.515546091</dc:date>
    <meta:editing-duration>PT8M4S</meta:editing-duration>
    <meta:editing-cycles>1</meta:editing-cycles>
    <meta:document-statistic meta:table-count="0" meta:image-count="0" meta:object-count="0" meta:page-count="3" meta:paragraph-count="75" meta:word-count="639" meta:character-count="3608" meta:non-whitespace-character-count="3040"/>
    <meta:generator>LibreOffice/6.0.7.3$Linux_X86_64 LibreOffice_project/00m0$Build-3</meta:generator>
  </office:meta>
</office:document-meta>
</file>